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f2113"/>
    </style:style>
    <style:style style:name="P2" style:family="paragraph" style:parent-style-name="Heading_20_3">
      <style:text-properties officeooo:paragraph-rsid="0020b4de"/>
    </style:style>
    <style:style style:name="P3" style:family="paragraph" style:parent-style-name="Heading_20_3">
      <style:text-properties fo:font-size="12pt" style:font-size-asian="12pt" style:font-size-complex="12pt"/>
    </style:style>
    <style:style style:name="P4" style:family="paragraph" style:parent-style-name="Standard">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paragraph-properties fo:margin-left="0in" fo:margin-right="0in" fo:margin-top="0in" fo:margin-bottom="0in" style:contextual-spacing="false" fo:text-indent="0in" style:auto-text-indent="false"/>
    </style:style>
    <style:style style:name="P8" style:family="paragraph" style:parent-style-name="Text_20_body">
      <style:text-properties officeooo:paragraph-rsid="001a9296"/>
    </style:style>
    <style:style style:name="P9" style:family="paragraph" style:parent-style-name="Text_20_body">
      <style:text-properties fo:font-weight="bold" officeooo:rsid="001fc8b2" officeooo:paragraph-rsid="001fc8b2" style:font-weight-asian="bold" style:font-weight-complex="bold"/>
    </style:style>
    <style:style style:name="P10" style:family="paragraph" style:parent-style-name="Text_20_body">
      <style:paragraph-properties fo:margin-top="0in" fo:margin-bottom="0in" style:contextual-spacing="false" fo:text-align="justify" style:justify-single-word="false"/>
      <style:text-properties officeooo:paragraph-rsid="00213e57"/>
    </style:style>
    <style:style style:name="P11" style:family="paragraph" style:parent-style-name="Text_20_body">
      <style:paragraph-properties fo:margin-top="0in" fo:margin-bottom="0in" style:contextual-spacing="false" fo:text-align="justify" style:justify-single-word="false"/>
      <style:text-properties officeooo:paragraph-rsid="00219bcb"/>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8"/>
    <style:style style:name="P22" style:family="paragraph" style:parent-style-name="Text_20_body" style:list-style-name="L8">
      <style:paragraph-properties fo:margin-top="0in" fo:margin-bottom="0in" style:contextual-spacing="false"/>
      <style:text-properties officeooo:paragraph-rsid="001f2113"/>
    </style:style>
    <style:style style:name="P23" style:family="paragraph" style:parent-style-name="Text_20_body" style:list-style-name="L9"/>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text-properties officeooo:paragraph-rsid="00213e57"/>
    </style:style>
    <style:style style:name="P33" style:family="paragraph" style:parent-style-name="Text_20_body" style:list-style-name="L18"/>
    <style:style style:name="P34" style:family="paragraph" style:parent-style-name="Text_20_body" style:list-style-name="L18">
      <style:paragraph-properties fo:margin-top="0in" fo:margin-bottom="0in" style:contextual-spacing="false"/>
    </style:style>
    <style:style style:name="P35" style:family="paragraph" style:parent-style-name="Text_20_body" style:list-style-name="L20"/>
    <style:style style:name="P36" style:family="paragraph" style:parent-style-name="Text_20_body" style:list-style-name="L20">
      <style:paragraph-properties fo:margin-top="0in" fo:margin-bottom="0in" style:contextual-spacing="false"/>
    </style:style>
    <style:style style:name="P37" style:family="paragraph" style:parent-style-name="Text_20_body" style:list-style-name="L21"/>
    <style:style style:name="P38" style:family="paragraph" style:parent-style-name="Text_20_body" style:list-style-name="L21">
      <style:paragraph-properties fo:margin-top="0in" fo:margin-bottom="0in" style:contextual-spacing="false"/>
    </style:style>
    <style:style style:name="P39" style:family="paragraph" style:parent-style-name="Text_20_body" style:list-style-name="L22"/>
    <style:style style:name="P40" style:family="paragraph" style:parent-style-name="Text_20_body" style:list-style-name="L22">
      <style:paragraph-properties fo:margin-top="0in" fo:margin-bottom="0in" style:contextual-spacing="false"/>
    </style:style>
    <style:style style:name="P41" style:family="paragraph" style:parent-style-name="Text_20_body">
      <style:paragraph-properties fo:margin-top="0in" fo:margin-bottom="0in" style:contextual-spacing="false" fo:text-align="justify" style:justify-single-word="false"/>
      <style:text-properties officeooo:rsid="00219bcb" officeooo:paragraph-rsid="00219bcb"/>
    </style:style>
    <style:style style:name="P42" style:family="paragraph" style:parent-style-name="Text_20_body" style:list-style-name="L23"/>
    <style:style style:name="P43" style:family="paragraph" style:parent-style-name="Text_20_body" style:list-style-name="L23">
      <style:paragraph-properties fo:margin-top="0in" fo:margin-bottom="0in" style:contextual-spacing="false"/>
    </style:style>
    <style:style style:name="P44" style:family="paragraph" style:parent-style-name="Text_20_body" style:list-style-name="L24"/>
    <style:style style:name="P45" style:family="paragraph" style:parent-style-name="Text_20_body" style:list-style-name="L24">
      <style:paragraph-properties fo:margin-top="0in" fo:margin-bottom="0in" style:contextual-spacing="false"/>
    </style:style>
    <style:style style:name="P46" style:family="paragraph" style:parent-style-name="Text_20_body" style:list-style-name="L25"/>
    <style:style style:name="P47" style:family="paragraph" style:parent-style-name="Text_20_body" style:list-style-name="L25">
      <style:paragraph-properties fo:margin-top="0in" fo:margin-bottom="0in" style:contextual-spacing="false"/>
    </style:style>
    <style:style style:name="P48" style:family="paragraph" style:parent-style-name="Text_20_body" style:list-style-name="L27"/>
    <style:style style:name="P49" style:family="paragraph" style:parent-style-name="Text_20_body" style:list-style-name="L27">
      <style:paragraph-properties fo:margin-top="0in" fo:margin-bottom="0in" style:contextual-spacing="false"/>
    </style:style>
    <style:style style:name="P50" style:family="paragraph" style:parent-style-name="Text_20_body" style:list-style-name="L27">
      <style:text-properties officeooo:paragraph-rsid="00277c50"/>
    </style:style>
    <style:style style:name="P51" style:family="paragraph" style:parent-style-name="Text_20_body">
      <style:text-properties officeooo:rsid="00277c50" officeooo:paragraph-rsid="00277c50"/>
    </style:style>
    <style:style style:name="T1" style:family="text">
      <style:text-properties fo:font-weight="bold" style:font-weight-asian="bold" style:font-weight-complex="bold"/>
    </style:style>
    <style:style style:name="T2" style:family="text">
      <style:text-properties fo:font-weight="bold" officeooo:rsid="001c5c3a" style:font-weight-asian="bold" style:font-weight-complex="bold"/>
    </style:style>
    <style:style style:name="T3" style:family="text">
      <style:text-properties officeooo:rsid="001e8e02"/>
    </style:style>
    <style:style style:name="T4" style:family="text">
      <style:text-properties officeooo:rsid="001f2113"/>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1fc8b2"/>
    </style:style>
    <style:style style:name="T8" style:family="text">
      <style:text-properties officeooo:rsid="0020b4de"/>
    </style:style>
    <style:style style:name="T9" style:family="text">
      <style:text-properties officeooo:rsid="00213e57"/>
    </style:style>
    <style:style style:name="T10" style:family="text">
      <style:text-properties officeooo:rsid="00219bcb"/>
    </style:style>
    <style:style style:name="T11" style:family="text">
      <style:text-properties officeooo:rsid="002261ee"/>
    </style:style>
    <style:style style:name="T12" style:family="text">
      <style:text-properties officeooo:rsid="00277c5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avid Scarin 202108314 Francisco Silva 202109000</text:p>
      <text:p text:style-name="Standard">Tom´as Rodrigues 202107937</text:p>
      <text:p text:style-name="Standard">October 24, 2024</text:p>
      <text:p text:style-name="Standard"/>
      <text:h text:style-name="Heading_20_2" text:outline-level="2">1. Project Description</text:h>
      <text:p text:style-name="P4"/>
      <text:p text:style-name="P8">The objective of this project is to simulate and evaluate reinforcement learning algorithms that enable autonomous vehicles to perform complex driving tasks, such as merging, lane changing, and overtaking, while ensuring safety and optimizing traffic flow.</text:p>
      <text:p text:style-name="Text_20_body">Specifically, the project will focus on simulating scenarios at road intersections where multiple autonomous vehicles must determine the order of crossing and appropriate speeds, aiming to maximize traffic efficiency and minimize collision risks.</text:p>
      <text:p text:style-name="Text_20_body">This will be achieved using an agent-based simulation framework, where a group of four agents, each trained with different Deep Reinforcement Learning (DRL) policies, will face dynamic environmental changes. The agents will be tested under various combinations of environmental variables (e.g., traffic density, intersection layout, vehicle speed) to evaluate their behavior and decision-making processes in real-time. This experimental setup will create a Multi-Agent System (MAS) within a dynamic environment, concentrating on decision-making strategies for autonomous driving.</text:p>
      <text:p text:style-name="Text_20_body">Through this project, we aim to address critical questions regarding the scalability and robustness of DRL models in autonomous driving. In particular, the research will explore how well these algorithms generalize to unseen environments—a key challenge for deep learning-based approaches. The insights gained can inform the real-world applicability of DRL for autonomous vehicles, especially in unpredictable or changing environments.</text:p>
      <text:p text:style-name="P8"/>
      <text:h text:style-name="Heading_20_2" text:outline-level="2"><text:span text:style-name="T2">2. </text:span><text:span text:style-name="T1">Goals of the simulation project</text:span></text:h>
      <text:p text:style-name="Text_20_body">This project will consist of three key stages, each with specific goals that contribute to the overall aim of developing a robust and adaptable Multi-Agent System (MAS) for managing autonomous vehicles at road intersections. The stages are as follows:</text:p>
      <text:list text:style-name="L3">
        <text:list-item>
          <text:p text:style-name="P12"><text:span text:style-name="Strong_20_Emphasis">Successfully Train the Agents</text:span></text:p>
          <text:p text:style-name="P12">In this phase, we will apply selected Deep Reinforcement Learning (DRL) algorithms to train autonomous agents in navigating a road intersection. The agents will learn to make decisions related to intersection crossing order and speed control, with the goal of optimizing traffic flow and avoiding collisions.</text:p>
          <text:p text:style-name="P12"><text:span text:style-name="Strong_20_Emphasis">Goal:</text:span> By the end of this stage, the agents will be capable of autonomously navigating the intersection under standard conditions. This will serve as the baseline scenario, providing a reference for the system's performance before any environmental variables (such as traffic flow or lane configurations) are altered.</text:p>
          <text:p text:style-name="P12"/>
        </text:list-item>
        <text:list-item>
          <text:p text:style-name="P12"><text:soft-page-break/><text:span text:style-name="Strong_20_Emphasis">Introducing System Perturbations</text:span></text:p>
          <text:p text:style-name="P12">In this stage, we will systematically vary two key factors—traffic flow and lane configuration at the intersection. This will involve changing the number of vehicles approaching the intersection and altering the layout of the lanes (e.g., adding turn lanes or modifying lane assignments). The aim is to evaluate how these changes affect the behavior of the MAS and the agents' decision-making processes.</text:p>
          <text:p text:style-name="P12"><text:span text:style-name="Strong_20_Emphasis">Goal:</text:span> The objective here is to assess how the MAS adapts to different intersection conditions, focusing on the system’s ability to maintain traffic efficiency and safety under varying traffic densities and lane configurations. We will measure the agents' performance in terms of traffic flow optimization, collision avoidance, and decision-making effectiveness in response to these changes.</text:p>
        </text:list-item>
        <text:list-item>
          <text:p text:style-name="P12"><text:span text:style-name="Strong_20_Emphasis">Evaluate System Scalability and Robustness</text:span></text:p>
          <text:p text:style-name="P12">The final phase will focus on evaluating the scalability and robustness of the MAS under more challenging or extreme conditions. This will involve increasing the complexity of traffic flow scenarios (e.g., sudden surges of vehicles) and testing different intersection configurations (e.g., multi-lane intersections or altered traffic signal patterns).</text:p>
          <text:p text:style-name="P12"><text:span text:style-name="Strong_20_Emphasis">Goal:</text:span> The end goal is to assess the system's scalability—how well it handles higher traffic volumes and more complex lane setups—while ensuring that safety and traffic optimization are maintained. Additionally, this phase will evaluate the robustness of the agents’ learned policies, particularly their ability to generalize to new and unforeseen intersection configurations or traffic patterns.</text:p>
        </text:list-item>
      </text:list>
      <text:p text:style-name="Text_20_body">This approach ensures that each stage of the project builds toward understanding how well the MAS performs under varying traffic and lane conditions, with a focus on scalability, robustness, and real-world applicability at road intersections.</text:p>
      <text:h text:style-name="Heading_20_2" text:outline-level="2">3. <text:span text:style-name="T3">M</text:span>odels of decision support considered </text:h>
      <text:p text:style-name="Text_20_body"><text:span text:style-name="T3">Assuming that </text:span>:</text:p>
      <text:list text:style-name="L4">
        <text:list-item>
          <text:p text:style-name="P14"><text:span text:style-name="Strong_20_Emphasis">Descriptive models</text:span> help <text:span text:style-name="T4">us</text:span> understand the agents’ current decision-making behavior.</text:p>
        </text:list-item>
        <text:list-item>
          <text:p text:style-name="P14"><text:span text:style-name="Strong_20_Emphasis">Normative models</text:span> provide ideal benchmarks for comparison and optimization.</text:p>
        </text:list-item>
        <text:list-item>
          <text:p text:style-name="P14"><text:span text:style-name="Strong_20_Emphasis">Predictive models</text:span> allow to anticipate how the system will behave under future conditions.</text:p>
        </text:list-item>
        <text:list-item>
          <text:p text:style-name="P14"><text:span text:style-name="Strong_20_Emphasis">Prescriptive models</text:span> guide agents in making the best possible decisions under specific circumstances.</text:p>
        </text:list-item>
        <text:list-item>
          <text:p text:style-name="P13"><text:span text:style-name="Strong_20_Emphasis">Speculative models</text:span> explore the system’s performance in hypothetical or extreme future scenarios, ensuring adaptability and long-term robustness.</text:p>
        </text:list-item>
      </text:list>
      <text:p text:style-name="Standard"><text:span text:style-name="T3">T</text:span>his simulation project can be classified under multiple decision support model categories, as it touches upon different aspects of decision-making processes. Here's how the project fits into each of the categories:</text:p>
      <text:p text:style-name="Standard"/>
      <text:h text:style-name="Heading_20_3" text:outline-level="3"><text:span text:style-name="T5">1. </text:span><text:span text:style-name="Strong_20_Emphasis"><text:span text:style-name="T5">Descriptive</text:span></text:span></text:h>
      <text:list text:style-name="L5">
        <text:list-header>
          <text:p text:style-name="P16">The project has a strong <text:span text:style-name="Strong_20_Emphasis">descriptive</text:span> component.</text:p>
          <text:p text:style-name="P15"><text:soft-page-break/>During the initial stages, the agents are trained using DRL algorithms, and their behaviors are observed and recorded in a baseline scenario. This phase is focused on describing and understanding how the autonomous agents make decisions (e.g., crossing order, speed adjustment) based on the environment they are exposed to. The descriptive element helps us analyze how agents behave without interference and forms the basis for comparison with later stages.</text:p>
        </text:list-header>
      </text:list>
      <text:h text:style-name="Heading_20_3" text:outline-level="3"><text:span text:style-name="T5">2. </text:span><text:span text:style-name="Strong_20_Emphasis"><text:span text:style-name="T5">Normative</text:span></text:span></text:h>
      <text:list text:style-name="L6">
        <text:list-header>
          <text:p text:style-name="P18">This project implicitly contains a <text:span text:style-name="Strong_20_Emphasis">normative</text:span> aspect.</text:p>
          <text:p text:style-name="P17">The desired outcomes for autonomous vehicle behavior (e.g., maximizing traffic flow while minimizing collisions) are rooted in optimal decision-making criteria. Although the project does not directly implement normative models, the success criteria for the agents—safe and efficient decision-making—are benchmarks derived from an ideal (normative) vision of how the system <text:span text:style-name="Emphasis">should</text:span> behave in various traffic conditions.</text:p>
        </text:list-header>
      </text:list>
      <text:h text:style-name="Heading_20_3" text:outline-level="3"><text:span text:style-name="T5">3. </text:span><text:span text:style-name="Strong_20_Emphasis"><text:span text:style-name="T5">Predictive</text:span></text:span></text:h>
      <text:list text:style-name="L7">
        <text:list-header>
          <text:p text:style-name="P20">The project can be seen as <text:span text:style-name="Strong_20_Emphasis">predictive</text:span> in its later stages.</text:p>
          <text:p text:style-name="P19">After training the agents, one of the goals is to predict how the multi-agent system (MAS) will perform under different traffic fluxes and lane configurations. The project aims to simulate a variety of scenarios (perturbations) and observe how the agents adapt. Through this, the system’s future performance in unseen scenarios can be forecast, making predictive modeling a key aspect of the evaluation.</text:p>
        </text:list-header>
      </text:list>
      <text:h text:style-name="P1" text:outline-level="3"><text:span text:style-name="T5">4. </text:span><text:span text:style-name="Strong_20_Emphasis"><text:span text:style-name="T5">Prescriptive</text:span></text:span></text:h>
      <text:list text:style-name="L8">
        <text:list-header>
          <text:p text:style-name="P22">The project has a <text:span text:style-name="Strong_20_Emphasis">prescriptive</text:span> element.</text:p>
          <text:p text:style-name="P21">The goal of DRL in this context is to prescribe optimal actions to agents in real-time traffic scenarios. By learning policies that guide the agents' decisions (e.g., what crossing order to take, when to accelerate or decelerate), the system effectively prescribes the best possible actions to optimize traffic flow and minimize collision risk. As the agents are trained to follow the best course of action in specific conditions, the project fits well within the prescriptive decision support model.</text:p>
        </text:list-header>
      </text:list>
      <text:h text:style-name="Heading_20_3" text:outline-level="3"><text:span text:style-name="T5">5. </text:span><text:span text:style-name="Strong_20_Emphasis"><text:span text:style-name="T5">Speculative</text:span></text:span></text:h>
      <text:list text:style-name="L9">
        <text:list-header>
          <text:p text:style-name="P24"><text:span text:style-name="Strong_20_Emphasis">Classification:</text:span> The project could involve some <text:span text:style-name="Strong_20_Emphasis">speculative</text:span> modeling, though this is not a primary focus.</text:p>
          <text:p text:style-name="P23">Testing agent performance in hypothetical situations would fall under this category, helping assess how flexible and adaptive the MAS is. However, speculative modeling <text:span text:style-name="T4">is a</text:span> minor aspect, as the primary focus is on concrete variations in traffic and lane configurations.</text:p>
        </text:list-header>
      </text:list>
      <text:h text:style-name="Heading_20_3" text:outline-level="3"><text:span text:style-name="Strong_20_Emphasis"><text:span text:style-name="T5">Overall Classification:</text:span></text:span></text:h>
      <text:p text:style-name="Text_20_body">Based on these observations, the <text:span text:style-name="Strong_20_Emphasis">primary classification</text:span> of the project would be <text:span text:style-name="Strong_20_Emphasis">descriptive, predictive, and prescriptive</text:span>, as it involves understanding current decision-making, predicting agent behaviors under different conditions, and prescribing optimal actions for traffic optimization and safety. <text:span text:style-name="Strong_20_Emphasis">Normative</text:span> models are more implicit, serving as ideal benchmarks, while <text:span text:style-name="Strong_20_Emphasis">speculative</text:span> elements might arise if the project explores hypothetical or extreme scenarios.</text:p>
      <text:p text:style-name="Text_20_body"><text:soft-page-break/></text:p>
      <text:p text:style-name="P9">In addition to the decision support model categories, the simulation model can be classified as:</text:p>
      <text:list text:style-name="L10">
        <text:list-item>
          <text:p text:style-name="P25"><text:span text:style-name="Strong_20_Emphasis">Dynamic:</text:span> The model evolves over time as agents continuously interact with the environment, make decisions, and adapt to changing conditions at road intersections. The system state changes as traffic flows and lane configurations adjust.</text:p>
        </text:list-item>
        <text:list-item>
          <text:p text:style-name="P25"><text:span text:style-name="Strong_20_Emphasis">Stochastic:</text:span> The simulation includes elements of randomness, such as variations in traffic flow, vehicle arrival patterns, and potential uncertainties in agent behavior. This introduces probabilistic outcomes and variability across different simulation runs.</text:p>
        </text:list-item>
        <text:list-item>
          <text:p text:style-name="P25"><text:span text:style-name="Strong_20_Emphasis">Discrete:</text:span> The model operates in discrete time steps, where the agents' actions (e.g., crossing intersections, adjusting speed) are evaluated at specific intervals. Each decision is made at distinct time points, typical in agent-based simulations where agent behaviors are updated step-by-step.</text:p>
        </text:list-item>
      </text:list>
      <text:p text:style-name="Text_20_body">These classifications emphasize the dynamic, probabilistic, and step-wise nature of th<text:span text:style-name="T7">is </text:span>agent-based simulation, where individual agents make decisions over time.</text:p>
      <text:p text:style-name="P9"/>
      <text:h text:style-name="P2" text:outline-level="3"><text:span text:style-name="Strong_20_Emphasis"><text:span text:style-name="T8">3.1 </text:span></text:span><text:span text:style-name="Strong_20_Emphasis">Main Entities of the System:</text:span></text:h>
      <text:p text:style-name="Text_20_body">In the context of the simulation project focusing on autonomous vehicles navigating a road intersection, the <text:span text:style-name="Strong_20_Emphasis">main entities</text:span> are the objects of interest that interact with each other and the environment dynamically. <text:span text:style-name="T8">T</text:span>he primary entities of the system <text:span text:style-name="T8">are</text:span>:</text:p>
      <text:list text:style-name="L11">
        <text:list-item>
          <text:p text:style-name="P26"><text:span text:style-name="Strong_20_Emphasis">Autonomous Vehicles (Agents):</text:span></text:p>
          <text:list>
            <text:list-item>
              <text:p text:style-name="P27"><text:span text:style-name="Strong_20_Emphasis">Description:</text:span> Each autonomous vehicle represents an agent in the simulation with decision-making capabilities. These vehicles are created, move around, change speed, and interact with other agents. They may enter and leave the system as they pass through the intersection.</text:p>
            </text:list-item>
            <text:list-item>
              <text:p text:style-name="P27"><text:span text:style-name="Strong_20_Emphasis">Attributes:</text:span> Speed, position, direction, assigned policy (decision-making model), current lane.</text:p>
            </text:list-item>
            <text:list-item>
              <text:p text:style-name="P27"><text:span text:style-name="Strong_20_Emphasis">Resources they compete for:</text:span> Road space, crossing priority, lanes.</text:p>
              <text:p text:style-name="P27"/>
            </text:list-item>
          </text:list>
        </text:list-item>
        <text:list-item>
          <text:p text:style-name="P26"><text:span text:style-name="Strong_20_Emphasis">Intersection (Road Infrastructure):</text:span></text:p>
          <text:list>
            <text:list-item>
              <text:p text:style-name="P27"><text:span text:style-name="Strong_20_Emphasis">Description:</text:span> The road intersection is a static entity but a key part of the system. It defines where vehicles meet and interact. Different types of lane configurations or intersection designs can be applied.</text:p>
            </text:list-item>
            <text:list-item>
              <text:p text:style-name="P27"><text:span text:style-name="Strong_20_Emphasis">Attributes:</text:span> Number of lanes, intersection layout.</text:p>
            </text:list-item>
            <text:list-item>
              <text:p text:style-name="P27"><text:span text:style-name="Strong_20_Emphasis">Resources they compete for:</text:span> Lane capacity (the number of vehicles that can use a lane or section of road at a time).</text:p>
              <text:p text:style-name="P27"/>
            </text:list-item>
          </text:list>
        </text:list-item>
        <text:list-item>
          <text:p text:style-name="P26"><text:span text:style-name="Strong_20_Emphasis">Traffic Flow:</text:span></text:p>
          <text:list>
            <text:list-item>
              <text:p text:style-name="P27"><text:span text:style-name="Strong_20_Emphasis">Description:</text:span> Represents the overall movement of vehicles through the system. This is a dynamic entity in terms of the rate at which vehicles arrive at and depart from the intersection.</text:p>
            </text:list-item>
            <text:list-item>
              <text:p text:style-name="P27"><text:soft-page-break/><text:span text:style-name="Strong_20_Emphasis">Attributes:</text:span> Arrival rate of vehicles, traffic density, vehicle types (e.g. <text:span text:style-name="T8">vehicles, ego-vehicles)</text:span>.</text:p>
            </text:list-item>
            <text:list-item>
              <text:p text:style-name="P27"><text:span text:style-name="Strong_20_Emphasis">Resources they compete for:</text:span> Access to the intersection, road segments.</text:p>
              <text:p text:style-name="P27"/>
            </text:list-item>
          </text:list>
        </text:list-item>
        <text:list-item>
          <text:p text:style-name="P26"><text:span text:style-name="Strong_20_Emphasis">Agent Policies (Decision-Making Models):</text:span></text:p>
          <text:list>
            <text:list-item>
              <text:p text:style-name="P27"><text:span text:style-name="Strong_20_Emphasis">Description:</text:span> Each autonomous vehicle (agent) operates based on a decision-making policy (e.g., learned behavior from DRL). These policies guide how each vehicle responds to other vehicles and environmental factors.</text:p>
            </text:list-item>
            <text:list-item>
              <text:p text:style-name="P27"><text:span text:style-name="Strong_20_Emphasis">Attributes:</text:span> Learned policy, decision rules, reward function (for reinforcement learning).</text:p>
            </text:list-item>
            <text:list-item>
              <text:p text:style-name="P26"><text:span text:style-name="Strong_20_Emphasis">Resources they compete for:</text:span> Computational resources for decision-making (though implicit in the model), control over vehicle behavior.</text:p>
            </text:list-item>
            <text:list-item>
              <text:p text:style-name="P26"/>
            </text:list-item>
          </text:list>
        </text:list-item>
      </text:list>
      <text:p text:style-name="Standard"/>
      <text:p text:style-name="Standard"/>
      <text:h text:style-name="Heading_20_3" text:outline-level="3">3.2 Variables</text:h>
      <text:h text:style-name="Heading_20_3" text:outline-level="3"><text:span text:style-name="Strong_20_Emphasis">Variables of the System:</text:span></text:h>
      <text:p text:style-name="Text_20_body">Variables in the system represent pieces of information that reflect characteristics of the entire system, not of specific entities. These variables are either directly influenced by the system dynamics or serve as global parameters for the simulation.</text:p>
      <text:list text:style-name="L12">
        <text:list-item>
          <text:p text:style-name="P28"><text:span text:style-name="Strong_20_Emphasis">Traffic Density:</text:span></text:p>
          <text:list>
            <text:list-item>
              <text:p text:style-name="P29"><text:span text:style-name="Strong_20_Emphasis">Description:</text:span> This variable reflects the overall number of vehicles within the system or passing through the intersection at any given time.</text:p>
            </text:list-item>
            <text:list-item>
              <text:p text:style-name="P29"><text:span text:style-name="Strong_20_Emphasis">Role:</text:span> Affects how agents navigate and make decisions based on the number of other vehicles in the system.</text:p>
            </text:list-item>
          </text:list>
        </text:list-item>
        <text:list-item>
          <text:p text:style-name="P28"><text:span text:style-name="Strong_20_Emphasis">Traffic Flow Rate (Arrival Rate of Vehicles):</text:span></text:p>
          <text:list>
            <text:list-item>
              <text:p text:style-name="P29"><text:span text:style-name="Strong_20_Emphasis">Description:</text:span> This variable indicates the rate at which vehicles enter the simulation, typically measured as vehicles per time unit (e.g., vehicles per minute).</text:p>
            </text:list-item>
            <text:list-item>
              <text:p text:style-name="P29"><text:span text:style-name="Strong_20_Emphasis">Role:</text:span> It influences system congestion and vehicle interactions at the intersection.</text:p>
            </text:list-item>
            <text:list-item>
              <text:p text:style-name="P29"/>
            </text:list-item>
          </text:list>
        </text:list-item>
        <text:list-item>
          <text:p text:style-name="P28"><text:span text:style-name="Strong_20_Emphasis">Intersection Configuration (Lane Layout):</text:span></text:p>
          <text:list>
            <text:list-item>
              <text:p text:style-name="P29"><text:span text:style-name="Strong_20_Emphasis">Description:</text:span> This variable represents the structure of the intersection, such as the number of lanes or the presence of dedicated turn lanes.</text:p>
            </text:list-item>
            <text:list-item>
              <text:p text:style-name="P29"><text:span text:style-name="Strong_20_Emphasis">Role:</text:span> Changes in this variable affect how vehicles maneuver and interact with each other.</text:p>
            </text:list-item>
          </text:list>
        </text:list-item>
        <text:list-item>
          <text:p text:style-name="P28"><text:span text:style-name="Strong_20_Emphasis">Average Wait Time:</text:span></text:p>
          <text:list>
            <text:list-item>
              <text:p text:style-name="P29"><text:span text:style-name="Strong_20_Emphasis">Description:</text:span> This is a system-level variable that measures how long, on average, vehicles must wait to cross the intersection.</text:p>
            </text:list-item>
            <text:list-item>
              <text:p text:style-name="P29"><text:span text:style-name="Strong_20_Emphasis">Role:</text:span> It reflects the system's efficiency and can be used to assess the performance of different policies.</text:p>
            </text:list-item>
            <text:list-item>
              <text:p text:style-name="P29"/>
            </text:list-item>
          </text:list>
        </text:list-item>
        <text:list-item>
          <text:p text:style-name="P28"><text:soft-page-break/><text:span text:style-name="Strong_20_Emphasis">Collision Rate:</text:span></text:p>
          <text:list>
            <text:list-item>
              <text:p text:style-name="P29"><text:span text:style-name="Strong_20_Emphasis">Description:</text:span> A key variable that reflects the number of collisions or near-collisions occurring in the system.</text:p>
            </text:list-item>
            <text:list-item>
              <text:p text:style-name="P29"><text:span text:style-name="Strong_20_Emphasis">Role:</text:span> A measure of the system's safety, which influences the evaluation of agent decision-making policies.</text:p>
            </text:list-item>
            <text:list-item>
              <text:p text:style-name="P29"><text:span text:style-name="Strong_20_Emphasis"/></text:p>
            </text:list-item>
          </text:list>
        </text:list-item>
        <text:list-item>
          <text:p text:style-name="P28"><text:span text:style-name="Strong_20_Emphasis">System Throughput:</text:span></text:p>
          <text:list>
            <text:list-item>
              <text:p text:style-name="P29"><text:span text:style-name="Strong_20_Emphasis">Description:</text:span> The number of vehicles successfully passing through the intersection over a given period.</text:p>
            </text:list-item>
            <text:list-item>
              <text:p text:style-name="P29"><text:span text:style-name="Strong_20_Emphasis">Role:</text:span> A variable that reflects the overall efficiency and capacity of the system, indicating how well it handles different traffic conditions.</text:p>
            </text:list-item>
          </text:list>
        </text:list-item>
        <text:list-item>
          <text:p text:style-name="P28"><text:span text:style-name="Strong_20_Emphasis">Intersection Congestion Level:</text:span></text:p>
          <text:list>
            <text:list-item>
              <text:p text:style-name="P29"><text:span text:style-name="Strong_20_Emphasis">Description:</text:span> This variable tracks the level of congestion or traffic build-up at the intersection.</text:p>
            </text:list-item>
            <text:list-item>
              <text:p text:style-name="P28"><text:span text:style-name="Strong_20_Emphasis">Role:</text:span> It indicates how backed up vehicles are at the intersection and impacts decision-making as agents may need to navigate a congested environment.</text:p>
            </text:list-item>
          </text:list>
        </text:list-item>
      </text:list>
      <text:h text:style-name="Heading_20_3" text:outline-level="3"><text:span text:style-name="Strong_20_Emphasis">State of the System:</text:span></text:h>
      <text:p text:style-name="Text_20_body">The <text:span text:style-name="Strong_20_Emphasis">state</text:span> of the system at any given time would include a collection of variables such as the number of vehicles in the system, traffic density, the intersection configuration, and the real-time position and speed of each vehicle. The state contains all the necessary information to describe the system's current dynamics and predict future behaviors.</text:p>
      <text:h text:style-name="Heading_20_3" text:outline-level="3"><text:span text:style-name="Strong_20_Emphasis">Activities:</text:span></text:h>
      <text:list text:style-name="L13">
        <text:list-item>
          <text:p text:style-name="P31"><text:span text:style-name="Strong_20_Emphasis">Vehicle crossing the intersection:</text:span> This is an activity representing the time a vehicle takes to navigate the intersection safely.</text:p>
        </text:list-item>
        <text:list-item>
          <text:p text:style-name="P30"><text:span text:style-name="Strong_20_Emphasis">Waiting at the intersection:</text:span> Represents the period a vehicle waits for an opportunity to cross, which can vary depending on traffic conditions or the agent's decision-making policy.</text:p>
        </text:list-item>
      </text:list>
      <text:p text:style-name="P32">These elements collectively define how the simulation operates, how decisions are made, and how the performance of the system is evaluated.</text:p>
      <text:h text:style-name="Heading_20_2" text:outline-level="2"><text:span text:style-name="T9">4. </text:span>Operation policies to be tested (scenarios)</text:h>
      <text:p text:style-name="P11"><text:span text:style-name="T9">The </text:span>simulation project <text:span text:style-name="T9">will involve</text:span> three groups of four agents, each trained using Deep Reinforcement Learning (DRL) <text:span text:style-name="T10">based on</text:span><text:span text:style-name="T9"> the </text:span><text:span text:style-name="T10"><text:s/></text:span><text:span text:style-name="T9">DQN algorithm, </text:span>with different policies (MlpPolicy, CnnPolicy, and Social Attention Mechanisms). <text:span text:style-name="Strong_20_Emphasis"><text:span text:style-name="T6"><text:s text:c="2"/></text:span></text:span></text:p>
      <text:p text:style-name="P11"><text:span text:style-name="T6">The DQN algorithm </text:span><text:span text:style-name="Strong_20_Emphasis"><text:span text:style-name="T6">(Deep Q-Network)</text:span></text:span><text:span text:style-name="T6"> is a reinforcement learning technique that enables agents to learn optimal policies by estimating the value of action-state pairs. The algorithm utilizes neural networks to approximate Q-values, guiding agents in selecting actions that maximize long-term rewards.</text:span></text:p>
      <text:p text:style-name="P41"><text:span text:style-name="T6">We will compare agent’s behavior <text:s/>based on three distinct policies:</text:span></text:p>
      <text:p text:style-name="P10"><text:span text:style-name="T6"/></text:p>
      <text:h text:style-name="P3" text:outline-level="3"><text:soft-page-break/><text:span text:style-name="T10">1</text:span>. MlpPolicy (Multi-Layer Perceptron Policy)</text:h>
      <text:list text:style-name="L20">
        <text:list-item>
          <text:p text:style-name="P36"><text:span text:style-name="Strong_20_Emphasis">Description:</text:span> The MlpPolicy utilizes a multi-layer perceptron neural network to process environmental observations and make decisions. This policy focuses on key input features, such as speed, distance to other vehicles, and intersection layout, allowing agents to act based on their immediate surroundings.</text:p>
        </text:list-item>
        <text:list-item>
          <text:p text:style-name="P36"><text:span text:style-name="Strong_20_Emphasis">Scenario:</text:span></text:p>
          <text:list>
            <text:list-item>
              <text:p text:style-name="P36">Agents following the MlpPolicy will navigate the intersection by leveraging their observed features, applying learned behaviors to respond effectively to dynamic traffic conditions.</text:p>
            </text:list-item>
            <text:list-item>
              <text:p text:style-name="P35"><text:span text:style-name="Strong_20_Emphasis">Objective:</text:span> Assess the performance of MlpPolicy agents in terms of efficiency (e.g., throughput, wait times) and safety (e.g., collision rates) compared to agents using other policies. Analyze the influence of input features on their decision-making processes.</text:p>
            </text:list-item>
          </text:list>
        </text:list-item>
      </text:list>
      <text:h text:style-name="P3" text:outline-level="3"><text:span text:style-name="T10">2</text:span>. CnnPolicy (Convolutional Neural Network Policy)</text:h>
      <text:list text:style-name="L21">
        <text:list-item>
          <text:p text:style-name="P38"><text:span text:style-name="Strong_20_Emphasis">Description:</text:span> The CnnPolicy employs convolutional neural networks to process visual and spatial data, making it particularly effective in scenarios where visual inputs (like grid representations of the intersection) are crucial for decision-making.</text:p>
        </text:list-item>
        <text:list-item>
          <text:p text:style-name="P38"><text:span text:style-name="Strong_20_Emphasis">Scenario:</text:span></text:p>
          <text:list>
            <text:list-item>
              <text:p text:style-name="P38">Agents using the CnnPolicy will interpret complex visual representations of their environment, allowing them to make informed decisions regarding lane changes, merging, and crossing orders.</text:p>
            </text:list-item>
            <text:list-item>
              <text:p text:style-name="P37"><text:span text:style-name="Strong_20_Emphasis">Objective:</text:span> Evaluate the performance of CnnPolicy agents in diverse traffic patterns, focusing on their ability to recognize spatial configurations and respond appropriately to traffic dynamics.</text:p>
            </text:list-item>
          </text:list>
        </text:list-item>
      </text:list>
      <text:h text:style-name="P3" text:outline-level="3"><text:span text:style-name="T10">3</text:span>. Social Attention Mechanisms Policy</text:h>
      <text:list text:style-name="L22">
        <text:list-item>
          <text:p text:style-name="P40"><text:span text:style-name="Strong_20_Emphasis">Description:</text:span> This policy integrates social attention mechanisms, allowing agents to observe and interpret the behaviors and intentions of nearby vehicles. This approach helps agents develop cooperative strategies and optimize their interactions with other vehicles.</text:p>
        </text:list-item>
        <text:list-item>
          <text:p text:style-name="P40"><text:span text:style-name="Strong_20_Emphasis">Scenario:</text:span></text:p>
          <text:list>
            <text:list-item>
              <text:p text:style-name="P40">Agents utilizing this policy will actively monitor the behavior of surrounding vehicles, adapting their actions based on predicted movements and intentions of others.</text:p>
            </text:list-item>
            <text:list-item>
              <text:p text:style-name="P39"><text:span text:style-name="Strong_20_Emphasis">Objective:</text:span> Investigate the effectiveness of social attention in enhancing cooperation among agents, potentially leading to improved traffic flow and reduced collision rates. Compare the performance of agents using Social Attention Mechanisms against those following other policies to assess their overall effectiveness in a multi-agent environment.</text:p>
            </text:list-item>
          </text:list>
        </text:list-item>
      </text:list>
      <text:p text:style-name="Text_20_body"><text:span text:style-name="Strong_20_Emphasis"/></text:p>
      <text:p text:style-name="Standard"/>
      <text:p text:style-name="Standard"/>
      <text:p text:style-name="Standard"/>
      <text:h text:style-name="Heading_20_3" text:outline-level="3"><text:soft-page-break/><text:span text:style-name="Strong_20_Emphasis">Testing Framework for Operation Policies:</text:span></text:h>
      <text:list text:style-name="L18">
        <text:list-item>
          <text:p text:style-name="P33"><text:span text:style-name="Strong_20_Emphasis">Group Configuration:</text:span></text:p>
          <text:list>
            <text:list-item>
              <text:p text:style-name="P34">Each group consists of four agents, with one of each policy represented in every group. This allows for direct comparisons between the different policies under identical traffic conditions.</text:p>
              <text:p text:style-name="P34"/>
            </text:list-item>
          </text:list>
        </text:list-item>
        <text:list-item>
          <text:p text:style-name="P33"><text:span text:style-name="Strong_20_Emphasis">Performance Metrics:</text:span></text:p>
          <text:list>
            <text:list-item>
              <text:p text:style-name="P34"><text:span text:style-name="Strong_20_Emphasis">Efficiency:</text:span> Metrics such as average wait time, throughput (vehicles per time unit), and average speed of agents.</text:p>
            </text:list-item>
            <text:list-item>
              <text:p text:style-name="P34"><text:span text:style-name="Strong_20_Emphasis">Safety:</text:span> Collision rates, near-misses, and compliance with traffic rules.</text:p>
            </text:list-item>
            <text:list-item>
              <text:p text:style-name="P34"><text:span text:style-name="Strong_20_Emphasis">Adaptability:</text:span> How well agents generalize their learned behaviors to new traffic scenarios (e.g., changes in traffic density, lane configurations).</text:p>
            </text:list-item>
            <text:list-item>
              <text:p text:style-name="P34"/>
            </text:list-item>
          </text:list>
        </text:list-item>
        <text:list-item>
          <text:p text:style-name="P33"><text:span text:style-name="Strong_20_Emphasis">Experimental Scenarios:</text:span></text:p>
          <text:list>
            <text:list-item>
              <text:p text:style-name="P34">Each policy will be tested under various conditions, such as:</text:p>
              <text:list>
                <text:list-item>
                  <text:p text:style-name="P34"><text:span text:style-name="Strong_20_Emphasis">High Traffic Density:</text:span> Increased number of vehicles entering the intersection simultaneously.</text:p>
                </text:list-item>
                <text:list-item>
                  <text:p text:style-name="P34"><text:span text:style-name="Strong_20_Emphasis">Low Traffic Density:</text:span> Sparse vehicle presence to evaluate agent behavior in less congested environments.</text:p>
                </text:list-item>
                <text:list-item>
                  <text:p text:style-name="P34"><text:span text:style-name="Strong_20_Emphasis">Variable Lane Configurations:</text:span> Different arrangements of lanes (e.g., dedicated turn lanes, straight lanes) to assess adaptability.</text:p>
                </text:list-item>
                <text:list-item>
                  <text:p text:style-name="P33"><text:span text:style-name="Strong_20_Emphasis">Dynamic Perturbations:</text:span> Introducing unexpected changes, such as sudden stops or lane changes by other agents, to evaluate responsiveness.</text:p>
                </text:list-item>
              </text:list>
            </text:list-item>
          </text:list>
        </text:list-item>
      </text:list>
      <text:p text:style-name="Standard"/>
      <text:p text:style-name="Text_20_body">the following Key Performance Indicators (KPIs) and decision criteria are recommended to effectively assess the performance and effectiveness of the operational policies:</text:p>
      <text:h text:style-name="Heading_20_3" text:outline-level="3"><text:span text:style-name="T11">5.K</text:span>ey Performance Indicators (KPIs)</text:h>
      <text:list text:style-name="L23">
        <text:list-item>
          <text:p text:style-name="P42"><text:span text:style-name="Strong_20_Emphasis">Traffic Flow Efficiency</text:span></text:p>
          <text:list>
            <text:list-item>
              <text:p text:style-name="P43"><text:span text:style-name="Strong_20_Emphasis">Metric:</text:span> Average vehicle throughput (vehicles per hour)</text:p>
            </text:list-item>
            <text:list-item>
              <text:p text:style-name="P43"><text:span text:style-name="Strong_20_Emphasis">Rationale:</text:span> This measures how well the intersection handles traffic. A higher throughput indicates that the system is efficiently managing vehicle movement.</text:p>
            </text:list-item>
          </text:list>
        </text:list-item>
        <text:list-item>
          <text:p text:style-name="P42"><text:span text:style-name="Strong_20_Emphasis">Safety Metrics</text:span></text:p>
          <text:list>
            <text:list-item>
              <text:p text:style-name="P43"><text:span text:style-name="Strong_20_Emphasis">Metric:</text:span> Collision rate (collisions per 1000 vehicle crossings)</text:p>
            </text:list-item>
            <text:list-item>
              <text:p text:style-name="P43"><text:span text:style-name="Strong_20_Emphasis">Rationale:</text:span> A crucial indicator of how safe the intersection is for autonomous vehicles. Reducing collisions is a primary goal for any traffic management system.</text:p>
            </text:list-item>
          </text:list>
        </text:list-item>
        <text:list-item>
          <text:p text:style-name="P42"><text:span text:style-name="Strong_20_Emphasis">Average Wait Times</text:span></text:p>
          <text:list>
            <text:list-item>
              <text:p text:style-name="P43"><text:span text:style-name="Strong_20_Emphasis">Metric:</text:span> Average wait time per vehicle (seconds)</text:p>
            </text:list-item>
            <text:list-item>
              <text:p text:style-name="P43"><text:span text:style-name="Strong_20_Emphasis">Rationale:</text:span> This provides insights into how quickly vehicles can navigate the intersection. Shorter wait times can lead to increased overall satisfaction for users and improved efficiency.</text:p>
            </text:list-item>
          </text:list>
        </text:list-item>
        <text:list-item>
          <text:p text:style-name="P42"><text:span text:style-name="Strong_20_Emphasis">Travel Time through the Intersection</text:span></text:p>
          <text:list>
            <text:list-item>
              <text:p text:style-name="P43"><text:soft-page-break/><text:span text:style-name="Strong_20_Emphasis">Metric:</text:span> Average travel time per vehicle (seconds)</text:p>
            </text:list-item>
            <text:list-item>
              <text:p text:style-name="P43"><text:span text:style-name="Strong_20_Emphasis">Rationale:</text:span> Evaluating the time it takes for vehicles to cross the intersection helps assess the effectiveness of different policies in facilitating movement.</text:p>
              <text:p text:style-name="P43"/>
            </text:list-item>
          </text:list>
        </text:list-item>
        <text:list-item>
          <text:p text:style-name="P42"><text:span text:style-name="Strong_20_Emphasis">Agent Cooperation Rate</text:span></text:p>
          <text:list>
            <text:list-item>
              <text:p text:style-name="P43"><text:span text:style-name="Strong_20_Emphasis">Metric:</text:span> Percentage of successful cooperative maneuvers (e.g., yielding or merging)</text:p>
            </text:list-item>
            <text:list-item>
              <text:p text:style-name="P43"><text:span text:style-name="Strong_20_Emphasis">Rationale:</text:span> This metric will help evaluate how well agents interact and cooperate with each other, which is essential for improving traffic flow and safety in multi-agent scenarios.</text:p>
              <text:p text:style-name="P43"/>
            </text:list-item>
          </text:list>
        </text:list-item>
        <text:list-item>
          <text:p text:style-name="P42"><text:span text:style-name="Strong_20_Emphasis">Adaptability to Varying Traffic Conditions</text:span></text:p>
          <text:list>
            <text:list-item>
              <text:p text:style-name="P43"><text:span text:style-name="Strong_20_Emphasis">Metric:</text:span> Performance variance (e.g., comparing metrics like wait times and throughput under different traffic densities)</text:p>
            </text:list-item>
            <text:list-item>
              <text:p text:style-name="P42"><text:span text:style-name="Strong_20_Emphasis">Rationale:</text:span> This evaluates how well agents can adjust their behavior to different scenarios, which is important for real-world applications.</text:p>
            </text:list-item>
          </text:list>
        </text:list-item>
      </text:list>
      <text:h text:style-name="Heading_20_3" text:outline-level="3">Decision Criteria</text:h>
      <text:list text:style-name="L24">
        <text:list-item>
          <text:p text:style-name="P44"><text:span text:style-name="Strong_20_Emphasis">Efficiency vs. Safety Trade-off</text:span></text:p>
          <text:list>
            <text:list-item>
              <text:p text:style-name="P45"><text:span text:style-name="Strong_20_Emphasis">Criteria:</text:span> Determine the balance between maximizing vehicle throughput and minimizing collisions.</text:p>
            </text:list-item>
            <text:list-item>
              <text:p text:style-name="P45"><text:span text:style-name="Strong_20_Emphasis">Importance:</text:span> Finding an acceptable compromise between these two factors is essential for developing effective traffic management solutions.</text:p>
            </text:list-item>
          </text:list>
        </text:list-item>
        <text:list-item>
          <text:p text:style-name="P44"><text:span text:style-name="Strong_20_Emphasis">Robustness of Policies</text:span></text:p>
          <text:list>
            <text:list-item>
              <text:p text:style-name="P45"><text:span text:style-name="Strong_20_Emphasis">Criteria:</text:span> Assess the stability and consistency of performance across different operational policies.</text:p>
            </text:list-item>
            <text:list-item>
              <text:p text:style-name="P45"><text:span text:style-name="Strong_20_Emphasis">Importance:</text:span> Policies that yield reliable performance across varying conditions can be considered more effective and trustworthy.</text:p>
              <text:p text:style-name="P45"/>
            </text:list-item>
          </text:list>
        </text:list-item>
        <text:list-item>
          <text:p text:style-name="P44"><text:span text:style-name="Strong_20_Emphasis">Generalizability of Agent Behavior</text:span></text:p>
          <text:list>
            <text:list-item>
              <text:p text:style-name="P45"><text:span text:style-name="Strong_20_Emphasis">Criteria:</text:span> Evaluate how well agents trained under specific conditions can adapt to new, unseen scenarios (e.g., changes in traffic density or lane configurations).</text:p>
            </text:list-item>
            <text:list-item>
              <text:p text:style-name="P45"><text:span text:style-name="Strong_20_Emphasis">Importance:</text:span> A system that generalizes well can be more easily implemented in real-world applications.</text:p>
            </text:list-item>
          </text:list>
        </text:list-item>
        <text:list-item>
          <text:p text:style-name="P44"><text:span text:style-name="Strong_20_Emphasis">Effectiveness of Cooperation Strategies</text:span></text:p>
          <text:list>
            <text:list-item>
              <text:p text:style-name="P45"><text:span text:style-name="Strong_20_Emphasis">Criteria:</text:span> Assess how cooperative policies improve overall system performance, such as traffic flow and safety.</text:p>
            </text:list-item>
            <text:list-item>
              <text:p text:style-name="P45"><text:span text:style-name="Strong_20_Emphasis">Importance:</text:span> Effective cooperation among vehicles can significantly enhance the dynamics of traffic systems.</text:p>
              <text:p text:style-name="P45"/>
            </text:list-item>
          </text:list>
        </text:list-item>
        <text:list-item>
          <text:p text:style-name="P44"><text:span text:style-name="Strong_20_Emphasis">Realism and Applicability</text:span></text:p>
          <text:list>
            <text:list-item>
              <text:p text:style-name="P45"><text:span text:style-name="Strong_20_Emphasis">Criteria:</text:span> Ensure that policies tested in simulations are feasible and realistic for implementation in actual autonomous vehicle systems.</text:p>
            </text:list-item>
            <text:list-item>
              <text:p text:style-name="P44"><text:soft-page-break/><text:span text:style-name="Strong_20_Emphasis">Importance:</text:span> The ultimate goal is to develop solutions that can be applied in real-world settings, making this criterion essential.</text:p>
            </text:list-item>
          </text:list>
        </text:list-item>
      </text:list>
      <text:p text:style-name="Text_20_body"><text:span text:style-name="T11">These </text:span>KPIs and decision criteria, <text:span text:style-name="T11">will allow </text:span><text:s/>to assess the performance of different operational policies in the context of autonomous vehicles navigating a road intersection. This structured evaluation will provide valuable insights into which policies are most effective for enhancing traffic flow and safety.</text:p>
      <text:p text:style-name="Standard"/>
      <text:h text:style-name="Heading_20_3" text:outline-level="3"><text:span text:style-name="T12">6. </text:span>Data Requirements for Highway Intersection Simulation</text:h>
      <text:p text:style-name="P51">In our case the required data are the assumptions for the training and simulation process:</text:p>
      <text:list text:style-name="L27">
        <text:list-item>
          <text:p text:style-name="P48"><text:span text:style-name="Strong_20_Emphasis">Intersection Configuration Data</text:span></text:p>
          <text:list>
            <text:list-header>
              <text:p text:style-name="P49"><text:s/>Detailed layout of the highway intersection, including:</text:p>
              <text:list>
                <text:list-item>
                  <text:p text:style-name="P49">Number of lanes for each direction.</text:p>
                </text:list-item>
                <text:list-item>
                  <text:p text:style-name="P49">Lane markings (e.g., merging zones, turn lanes).</text:p>
                </text:list-item>
                <text:list-item>
                  <text:p text:style-name="P49">Traffic signal placements and timings.</text:p>
                </text:list-item>
              </text:list>
              <text:p text:style-name="P49"/>
            </text:list-header>
          </text:list>
        </text:list-item>
        <text:list-item>
          <text:p text:style-name="P48"><text:span text:style-name="Strong_20_Emphasis">Traffic Flow Data</text:span></text:p>
          <text:list>
            <text:list-header>
              <text:p text:style-name="P49">Information about typical traffic patterns and volumes approaching and crossing the intersection.</text:p>
              <text:p text:style-name="P49"><text:span text:style-name="Strong_20_Emphasis"/></text:p>
            </text:list-header>
          </text:list>
        </text:list-item>
        <text:list-item>
          <text:p text:style-name="P48"><text:span text:style-name="Strong_20_Emphasis">Vehicle Characteristics</text:span></text:p>
          <text:list>
            <text:list-header>
              <text:p text:style-name="P49">Specifications of the types of vehicles expected to navigate the intersection, including:</text:p>
              <text:list>
                <text:list-item>
                  <text:p text:style-name="P49">Vehicle types (e.g., cars, trucks, buses).</text:p>
                </text:list-item>
                <text:list-item>
                  <text:p text:style-name="P49">Speed and acceleration profiles.</text:p>
                </text:list-item>
                <text:list-item>
                  <text:p text:style-name="P49">Dimensions (length, width, height).</text:p>
                </text:list-item>
              </text:list>
              <text:p text:style-name="P49"/>
            </text:list-header>
          </text:list>
        </text:list-item>
        <text:list-item>
          <text:p text:style-name="P50"><text:span text:style-name="Strong_20_Emphasis">Agent Behavior Profiles</text:span></text:p>
          <text:list>
            <text:list-header>
              <text:p text:style-name="P50">Defined strategies for agent decision-making at the intersection, focusing on:</text:p>
              <text:list>
                <text:list-item>
                  <text:p text:style-name="P49">Merging behaviors when entering the intersection.</text:p>
                </text:list-item>
                <text:list-item>
                  <text:p text:style-name="P49">Lane-changing strategies based on surrounding traffic.</text:p>
                </text:list-item>
                <text:list-item>
                  <text:p text:style-name="P49">Decision-making in response to traffic signals.</text:p>
                  <text:p text:style-name="P49"/>
                </text:list-item>
              </text:list>
              <text:p text:style-name="P49"/>
            </text:list-header>
          </text:list>
        </text:list-item>
        <text:list-item>
          <text:p text:style-name="P48"><text:span text:style-name="Strong_20_Emphasis">Traffic Regulation Data</text:span></text:p>
          <text:list>
            <text:list-header>
              <text:p text:style-name="P49">Information about applicable traffic laws and signals specific to highway intersections, such as:</text:p>
              <text:list>
                <text:list-item>
                  <text:p text:style-name="P49">Speed limits in the intersection area.</text:p>
                </text:list-item>
                <text:list-item>
                  <text:p text:style-name="P49">Right-of-way rules (who yields to whom).</text:p>
                </text:list-item>
                <text:list-item>
                  <text:p text:style-name="P49">Signal timings (green, yellow, red durations).</text:p>
                </text:list-item>
              </text:list>
              <text:p text:style-name="P49"/>
            </text:list-header>
          </text:list>
          <text:p text:style-name="P48"><text:span text:style-name="Strong_20_Emphasis"/></text:p>
        </text:list-item>
        <text:list-item>
          <text:p text:style-name="P48"><text:soft-page-break/><text:span text:style-name="Strong_20_Emphasis">Performance Metrics Data</text:span></text:p>
          <text:list>
            <text:list-item>
              <text:p text:style-name="P49">Metrics to assess the performance of the agents and overall system efficiency, including:</text:p>
              <text:list>
                <text:list-item>
                  <text:p text:style-name="P49">Collision rates (number of collisions per 1,000 vehicle crossings).</text:p>
                </text:list-item>
                <text:list-item>
                  <text:p text:style-name="P49">Average wait times for vehicles at the intersection.</text:p>
                </text:list-item>
                <text:list-item>
                  <text:p text:style-name="P49">Average throughput (vehicles passed per hour).</text:p>
                </text:list-item>
              </text:list>
              <text:p text:style-name="P49"/>
            </text:list-item>
          </text:list>
        </text:list-item>
        <text:list-item>
          <text:p text:style-name="P48"><text:span text:style-name="Strong_20_Emphasis">Simulation Parameters</text:span></text:p>
          <text:list>
            <text:list-item>
              <text:p text:style-name="P49">Settings governing the simulation environment, including:</text:p>
              <text:list>
                <text:list-item>
                  <text:p text:style-name="P49">Time intervals for updates (e.g., how often the simulation state is refreshed).</text:p>
                </text:list-item>
                <text:list-item>
                  <text:p text:style-name="P49">Total duration of the simulation run.</text:p>
                </text:list-item>
              </text:list>
              <text:p text:style-name="P49"/>
            </text:list-item>
          </text:list>
        </text:list-item>
        <text:list-item>
          <text:p text:style-name="P48"><text:span text:style-name="Strong_20_Emphasis">Training Data for DRL Models</text:span></text:p>
          <text:list>
            <text:list-header>
              <text:p text:style-name="P49">Data required for training the reinforcement learning agents, including:</text:p>
              <text:list>
                <text:list-item>
                  <text:p text:style-name="P49">Reward structures based on traffic efficiency (e.g., rewards for safe crossings).</text:p>
                </text:list-item>
                <text:list-item>
                  <text:p text:style-name="P49">Scenarios representing various intersection conditions for training.</text:p>
                </text:list-item>
              </text:list>
              <text:p text:style-name="P48"/>
            </text:list-header>
          </text:list>
        </text:list-item>
      </text:list>
      <text:p text:style-name="Text_20_body"/>
      <text:p text:style-name="Standard"/>
      <text:p text:style-name="Standard"/>
      <text:p text:style-name="Standard"/>
      <text:p text:style-name="Standard"/>
      <text:p text:style-name="Standard"/>
      <text:p text:style-name="Standard"/>
      <text:p text:style-name="Standard">References</text:p>
      <text:p text:style-name="Standard">[1] Edouard Leurent. An Environment for Autonomous Driving Decision-Making.</text:p>
      <text:p text:style-name="Standard">https://github.com/eleurent/highway-env. 2018.</text:p>
      <text:p text:style-name="Standard">3</text:p>
      <text:p text:style-name="Standard"/>
      <text:p text:style-name="Standard"/>
      <text:p text:style-name="Standard"/>
      <text:p text:style-name="Standard"/>
      <text:p text:style-name="Standard"/>
      <text:h text:style-name="Heading_20_2" text:outline-level="2"/>
      <text:p text:style-name="Standard"/>
      <text:p text:style-name="Standard"/>
      <text:p text:style-name="Standard"/>
      <text:list text:style-name="L1">
        <text:list-item>
          <text:p text:style-name="P7">Brief description of the problem to be modelled</text:p>
        </text:list-item>
        <text:list-item>
          <text:p text:style-name="P6">Goals of the simulation project</text:p>
        </text:list-item>
        <text:list-item>
          <text:p text:style-name="P6">What models of decision support are considered (descriptive, normative, predictive, prescriptive, and speculative)</text:p>
        </text:list-item>
        <text:list-item>
          <text:p text:style-name="P6">Main entities of the system</text:p>
        </text:list-item>
        <text:list-item>
          <text:p text:style-name="P6">Variables of the system</text:p>
        </text:list-item>
        <text:list-item>
          <text:p text:style-name="P6"><text:soft-page-break/>Operation policies to be tested (scenarios)</text:p>
        </text:list-item>
        <text:list-item>
          <text:p text:style-name="P6">Key performance indicators and decision criteria</text:p>
        </text:list-item>
        <text:list-item>
          <text:p text:style-name="P6">Data requirements</text:p>
        </text:list-item>
        <text:list-item>
          <text:p text:style-name="P6">Simulation tools, environments, languages</text:p>
        </text:list-item>
        <text:list-item>
          <text:p text:style-name="P5">Other information the group may find appropriate to describe the problem</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4T09:30:46.931190959</meta:creation-date>
    <dc:date>2024-10-24T12:24:39.481880939</dc:date>
    <meta:editing-duration>PT49M8S</meta:editing-duration>
    <meta:editing-cycles>7</meta:editing-cycles>
    <meta:generator>LibreOffice/24.2.6.2$Linux_X86_64 LibreOffice_project/420$Build-2</meta:generator>
    <meta:print-date>2024-10-24T12:24:21.169373226</meta:print-date>
    <meta:printed-by>PDF files</meta:printed-by>
    <meta:document-statistic meta:table-count="0" meta:image-count="0" meta:object-count="0" meta:page-count="12" meta:paragraph-count="240" meta:word-count="3543" meta:character-count="24334" meta:non-whitespace-character-count="21191"/>
  </office:meta>
</office:document-meta>
</file>